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8">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9">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Sistema Operativo de Comunidad Regenerativa</text:span></text:p>
      <text:h text:style-name="Heading_20_1" text:outline-level="1"><text:bookmark-start text:name="escalera-de-resolución-de-conflictos"/>Escalera de Resolución de Conflictos<text:bookmark-end text:name="escalera-de-resolución-de-conflictos"/></text:h>
      <text:list text:style-name="L1">
        <text:list-item>
          <text:p text:style-name="P1"><text:span text:style-name="T1">Generado:</text:span> 2026-04-29</text:p>
        </text:list-item>
        <text:list-item>
          <text:p text:style-name="P1"><text:span text:style-name="T1">Fuente (versión más reciente):</text:span> <text:a xlink:type="simple" xlink:href="https://blueprint.ecohubs.community/es/articles/rcos-templates/layer-4/conflict-resolution-ladder" office:name=""><text:span text:style-name="Definition">https://blueprint.ecohubs.community/es/articles/rcos-templates/layer-4/conflict-resolution-ladder</text:span></text:a></text:p>
        </text:list-item>
        <text:list-item>
          <text:p text:style-name="P1"><text:span text:style-name="T1">Todas las plantillas RCOS:</text:span> <text:a xlink:type="simple" xlink:href="https://blueprint.ecohubs.community/es/articles/rcos-templates" office:name=""><text:span text:style-name="Definition">https://blueprint.ecohubs.community/es/articles/rcos-templates</text:span></text:a></text:p>
        </text:list-item>
      </text:list>
      <text:p text:style-name="Horizontal_20_Line"/>
      <text:list text:style-name="L2">
        <text:list-item>
          <text:p text:style-name="P2"><text:span text:style-name="T1">Capa:</text:span> 4 — Conflicto, Reparación y Rendición de Cuentas</text:p>
        </text:list-item>
        <text:list-item>
          <text:p text:style-name="P2"><text:span text:style-name="T1">Estado:</text:span> Plantilla — adaptar para tu comunidad</text:p>
        </text:list-item>
        <text:list-item>
          <text:p text:style-name="P2"><text:span text:style-name="T1">Referencia RCOS:</text:span> <text:a xlink:type="simple" xlink:href="https://blueprint.ecohubs.community/es/articles/rcos-core/v0-1/layer-4-conflict-repair-accountability#61-conflict-classification" office:name=""><text:span text:style-name="Definition">§6.1</text:span></text:a>, <text:a xlink:type="simple" xlink:href="https://blueprint.ecohubs.community/es/articles/rcos-core/v0-1/layer-4-conflict-repair-accountability#62-resolution-pathways" office:name=""><text:span text:style-name="Definition">§6.2</text:span></text:a>, <text:a xlink:type="simple" xlink:href="https://blueprint.ecohubs.community/es/articles/rcos-core/v0-1/layer-4-conflict-repair-accountability#63-safeguards" office:name=""><text:span text:style-name="Definition">§6.3</text:span></text:a>, <text:a xlink:type="simple" xlink:href="https://blueprint.ecohubs.community/es/articles/rcos-core/v0-1/layer-4-conflict-repair-accountability#65-artifacts" office:name=""><text:span text:style-name="Definition">§6.5</text:span></text:a></text:p>
        </text:list-item>
      </text:list>
      <text:p text:style-name="Horizontal_20_Line"/>
      <text:h text:style-name="Heading_20_2" text:outline-level="2"><text:bookmark-start text:name="clasificación-de-conflictos"/>Clasificación de Conflictos<text:bookmark-end text:name="clasificación-de-conflictos"/></text:h>
      <text:p text:style-name="First_20_paragraph"><text:span text:style-name="T2">Cláusulas RCOS: </text:span><text:a xlink:type="simple" xlink:href="https://blueprint.ecohubs.community/es/articles/rcos-core/v0-1/layer-4-conflict-repair-accountability#61-conflict-classification" office:name=""><text:span text:style-name="Definition"><text:span text:style-name="T2">6.1.1</text:span></text:span></text:a><text:span text:style-name="T2">, </text:span><text:a xlink:type="simple" xlink:href="https://blueprint.ecohubs.community/es/articles/rcos-core/v0-1/layer-4-conflict-repair-accountability#61-conflict-classification" office:name=""><text:span text:style-name="Definition"><text:span text:style-name="T2">6.1.2</text:span></text:span></text:a><text:span text:style-name="T2">, </text:span><text:a xlink:type="simple" xlink:href="https://blueprint.ecohubs.community/es/articles/rcos-core/v0-1/layer-4-conflict-repair-accountability#61-conflict-classification" office:name=""><text:span text:style-name="Definition"><text:span text:style-name="T2">6.1.3</text:span></text:span></text:a><text:span text:style-name="T2">, </text:span><text:a xlink:type="simple" xlink:href="https://blueprint.ecohubs.community/es/articles/rcos-core/v0-1/layer-4-conflict-repair-accountability#61-conflict-classification" office:name=""><text:span text:style-name="Definition"><text:span text:style-name="T2">6.1.4</text:span></text:span></text:a><text:span text:style-name="T2">, </text:span><text:a xlink:type="simple" xlink:href="https://blueprint.ecohubs.community/es/articles/rcos-core/v0-1/layer-4-conflict-repair-accountability#61-conflict-classification" office:name=""><text:span text:style-name="Definition"><text:span text:style-name="T2">6.1.5</text:span></text:span></text:a><text:span text:style-name="T2">, </text:span><text:a xlink:type="simple" xlink:href="https://blueprint.ecohubs.community/es/articles/rcos-core/v0-1/layer-4-conflict-repair-accountability#65-artifacts" office:name=""><text:span text:style-name="Definition"><text:span text:style-name="T2">6.5.3</text:span></text:span></text:a></text:p>
      <text:p text:style-name="P3"><text:span text:style-name="T1">Justificación — ¿Por qué clasificar los conflictos</text:span></text:p>
      <text:p text:style-name="P3">Sin clases definidas, toda disputa recibe el mismo tratamiento — o peor, un tratamiento diferente según quién esté involucrado. Las clases explícitas establecen desde el inicio el punto de entrada, la ventana de respuesta y la carga de documentación, de modo que los asuntos críticos para la seguridad no puedan canalizarse discretamente a través de una conversación amistosa y las fricciones menores no puedan convertirse en arma mediante una revisión formal.</text:p>
      <text:p text:style-name="P4"><text:span text:style-name="T1">Instrucciones — Cómo completar esto</text:span></text:p>
      <text:p text:style-name="P4">Para cada clase, define los criterios de entrada, el paso de entrada en la escalera, la ventana de respuesta inicial y la carga de documentació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Clase</text:p>
            </table:table-cell>
            <table:table-cell table:style-name="TableHeaderRowCell" office:value-type="string">
              <text:p text:style-name="Table_20_Heading">Criterios de entrada</text:p>
            </table:table-cell>
            <table:table-cell table:style-name="TableHeaderRowCell" office:value-type="string">
              <text:p text:style-name="Table_20_Heading">Punto de entrada</text:p>
            </table:table-cell>
            <table:table-cell table:style-name="TableHeaderRowCell" office:value-type="string">
              <text:p text:style-name="Table_20_Heading">Ventana de respuesta inicial</text:p>
            </table:table-cell>
            <table:table-cell table:style-name="TableHeaderRowCell" office:value-type="string">
              <text:p text:style-name="Table_20_Heading">Documentació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2">&lt;fricción entre miembros&gt;</text:span></text:p>
          </table:table-cell>
          <table:table-cell table:style-name="TableRowCell" office:value-type="string">
            <text:p text:style-name="Table_20_Contents"><text:span text:style-name="T2">&lt;Paso 1&gt;</text:span></text:p>
          </table:table-cell>
          <table:table-cell table:style-name="TableRowCell" office:value-type="string">
            <text:p text:style-name="Table_20_Contents"/>
          </table:table-cell>
          <table:table-cell table:style-name="TableRowCell" office:value-type="string">
            <text:p text:style-name="Table_20_Contents"><text:span text:style-name="T2">&lt;desde qué paso&gt;</text:span></text:p>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2">&lt;disputa sobre desempeño del rol&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Ético / incumplimiento de obligacione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Crítico para la seguridad&gt;</text:span></text:p>
          </table:table-cell>
          <table:table-cell table:style-name="TableRowCell" office:value-type="string">
            <text:p text:style-name="Table_20_Contents"><text:span text:style-name="T2">&lt;riesgo de seguridad creíble, coerción, abuso o amenazas&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desde la admisión; acción inmediata permitida&gt;</text:span></text:p>
          </table:table-cell>
        </table:table-row>
      </table:table>
      <text:p text:style-name="P5">Los conflictos críticos para la seguridad prevalecen sobre los derechos de participación, la continuidad de roles y la conveniencia operativa.</text:p>
      <text:h text:style-name="Heading_20_2" text:outline-level="2"><text:bookmark-start text:name="pasos-de-la-escalera-de-resolución"/>Pasos de la Escalera de Resolución<text:bookmark-end text:name="pasos-de-la-escalera-de-resolución"/></text:h>
      <text:p text:style-name="First_20_paragraph"><text:span text:style-name="T2">Cláusulas RCOS: </text:span><text:a xlink:type="simple" xlink:href="https://blueprint.ecohubs.community/es/articles/rcos-core/v0-1/layer-4-conflict-repair-accountability#62-resolution-pathways" office:name=""><text:span text:style-name="Definition"><text:span text:style-name="T2">6.2.1</text:span></text:span></text:a><text:span text:style-name="T2">, </text:span><text:a xlink:type="simple" xlink:href="https://blueprint.ecohubs.community/es/articles/rcos-core/v0-1/layer-4-conflict-repair-accountability#62-resolution-pathways" office:name=""><text:span text:style-name="Definition"><text:span text:style-name="T2">6.2.2</text:span></text:span></text:a><text:span text:style-name="T2">, </text:span><text:a xlink:type="simple" xlink:href="https://blueprint.ecohubs.community/es/articles/rcos-core/v0-1/layer-4-conflict-repair-accountability#62-resolution-pathways" office:name=""><text:span text:style-name="Definition"><text:span text:style-name="T2">6.2.3</text:span></text:span></text:a><text:span text:style-name="T2">, </text:span><text:a xlink:type="simple" xlink:href="https://blueprint.ecohubs.community/es/articles/rcos-core/v0-1/layer-4-conflict-repair-accountability#62-resolution-pathways" office:name=""><text:span text:style-name="Definition"><text:span text:style-name="T2">6.2.4</text:span></text:span></text:a><text:span text:style-name="T2">, </text:span><text:a xlink:type="simple" xlink:href="https://blueprint.ecohubs.community/es/articles/rcos-core/v0-1/layer-4-conflict-repair-accountability#62-resolution-pathways" office:name=""><text:span text:style-name="Definition"><text:span text:style-name="T2">6.2.5</text:span></text:span></text:a><text:span text:style-name="T2">, </text:span><text:a xlink:type="simple" xlink:href="https://blueprint.ecohubs.community/es/articles/rcos-core/v0-1/layer-4-conflict-repair-accountability#65-artifacts" office:name=""><text:span text:style-name="Definition"><text:span text:style-name="T2">6.5.3</text:span></text:span></text:a></text:p>
      <text:p text:style-name="P6"><text:span text:style-name="T1">Justificación — ¿Por qué una escalera escalonada en lugar de un proceso único</text:span></text:p>
      <text:p text:style-name="P6">La mayoría de los conflictos son de bajo impacto y se resuelven mejor entre las personas involucradas; forzar todo hacia una revisión formal destruiría la confianza e inundaría el sistema de gobernanza. Una escalera ajusta el peso del proceso al peso de la disputa — primero conversación privada, luego diálogo facilitado, registro escrito solo cuando sea necesario, votación de gobernanza solo cuando todo lo demás falla. También convierte la escalada en un derecho estructural, no en un favor concedido por quien detenta el poder social.</text:p>
      <text:p text:style-name="P7"><text:span text:style-name="T1">Instrucciones — Cómo completar esto</text:span></text:p>
      <text:p text:style-name="P7">Define cada paso de la escalera: quién participa, qué sucede, la ventana temporal y la regla de escalada. Mantén los primeros pasos ligeros y confidenciales; reserva la revisión formal para pasos posteriores.</text:p>
      <text:list text:style-name="L3">
        <text:list-item>
          <text:p text:style-name="P8"><text:span text:style-name="T1">Conversación directa</text:span> — <text:span text:style-name="T2">&lt;las partes intentan resolver en privado; ventana; reglas de resultado.&gt;</text:span></text:p>
        </text:list-item>
        <text:list-item>
          <text:p text:style-name="P8"><text:span text:style-name="T1">Diálogo facilitado</text:span> — <text:span text:style-name="T2">&lt;un facilitador conduce la conversación; confidencialidad; ventana; reglas de resultado.&gt;</text:span></text:p>
        </text:list-item>
        <text:list-item>
          <text:p text:style-name="P8"><text:span text:style-name="T1">Admisión de rendición de cuentas</text:span> — <text:span text:style-name="T2">&lt;se abre un registro escrito formal; presentaciones; ventana; reglas de resultado.&gt;</text:span></text:p>
        </text:list-item>
        <text:list-item>
          <text:p text:style-name="P8"><text:span text:style-name="T1">Revisión de rendición de cuentas</text:span> — <text:span text:style-name="T2">&lt;revisión estructurada; ambas partes presentes; recomendación escrita; ventana; reglas de resultado.&gt;</text:span></text:p>
        </text:list-item>
        <text:list-item>
          <text:p text:style-name="P8"><text:span text:style-name="T1">Decisión de gobernanza</text:span> — <text:span text:style-name="T2">&lt;divulgación mínima necesaria a los Miembros Plenos; período de deliberación; mecanismo de votación y umbral.&gt;</text:span></text:p>
        </text:list-item>
        <text:list-item>
          <text:p text:style-name="P8"><text:span text:style-name="T1">Proceso de separación</text:span> — <text:span text:style-name="T2">&lt;coordinado con el Protocolo de Salida y Separación; período mínimo de bloqueo para re-solicitud.&gt;</text:span></text:p>
        </text:list-item>
      </text:list>
      <text:h text:style-name="Heading_20_2" text:outline-level="2"><text:bookmark-start text:name="falta-de-respuesta-retiro-y-punto-muerto"/>Falta de Respuesta, Retiro y Punto Muerto<text:bookmark-end text:name="falta-de-respuesta-retiro-y-punto-muerto"/></text:h>
      <text:p text:style-name="First_20_paragraph"><text:span text:style-name="T2">Cláusulas RCOS: </text:span><text:a xlink:type="simple" xlink:href="https://blueprint.ecohubs.community/es/articles/rcos-core/v0-1/layer-4-conflict-repair-accountability#62-resolution-pathways" office:name=""><text:span text:style-name="Definition"><text:span text:style-name="T2">6.2.5</text:span></text:span></text:a><text:span text:style-name="T2">, </text:span><text:a xlink:type="simple" xlink:href="https://blueprint.ecohubs.community/es/articles/rcos-core/v0-1/layer-4-conflict-repair-accountability#61-conflict-classification" office:name=""><text:span text:style-name="Definition"><text:span text:style-name="T2">6.1.5</text:span></text:span></text:a></text:p>
      <text:p text:style-name="P9"><text:span text:style-name="T1">Justificación — ¿Qué impide que un proceso sea anulado por el silencio</text:span></text:p>
      <text:p text:style-name="P9">La forma más fácil de derrotar cualquier proceso de rendición de cuentas es ignorarlo. Si la falta de respuesta, el retiro o el punto muerto dejan el asunto congelado, la parte que recibe el daño carga con el costo de la inacción. Reglas explícitas para cada modo de fallo convierten el silencio en un detonante de escalada documentado en lugar de un veto.</text:p>
      <text:p text:style-name="P10"><text:span text:style-name="T1">Instrucciones — Cómo completar esto</text:span></text:p>
      <text:p text:style-name="P10">Define cómo se manejan la falta de respuesta, el retiro a mitad del proceso, el punto muerto y el fallo procedimental. Cada uno DEBE tener una ruta de escalada documentada.</text:p>
      <text:p text:style-name="First_20_paragraph"><text:span text:style-name="T1">Si una parte no responde dentro de la ventana definida:</text:span></text:p>
      <text:list text:style-name="L4">
        <text:list-item>
          <text:p text:style-name="P11"><text:span text:style-name="T2">&lt;Aviso de seguimiento; período de gracia adicional; tratamiento del silencio continuado como no resolución; regla de escalada.&gt;</text:span></text:p>
        </text:list-item>
      </text:list>
      <text:p text:style-name="First_20_paragraph"><text:span text:style-name="T1">Si una parte se retira a mitad del proceso:</text:span></text:p>
      <text:list text:style-name="L5">
        <text:list-item>
          <text:p text:style-name="P12"><text:span text:style-name="T2">&lt;Notificación de retiro; opción para la otra parte de cerrar o solicitar un resumen escrito; regla de escalada para asuntos pendientes de rendición de cuentas.&gt;</text:span></text:p>
        </text:list-item>
      </text:list>
      <text:p text:style-name="First_20_paragraph"><text:span text:style-name="T1">Punto muerto (todos los intentos de resolución agotados):</text:span></text:p>
      <text:list text:style-name="L6">
        <text:list-item>
          <text:p text:style-name="P13"><text:span text:style-name="T2">&lt;Documentación del punto muerto; escalada a decisión de gobernanza.&gt;</text:span></text:p>
        </text:list-item>
      </text:list>
      <text:p text:style-name="First_20_paragraph"><text:span text:style-name="T1">Revisión por fallo procedimental:</text:span></text:p>
      <text:list text:style-name="L7">
        <text:list-item>
          <text:p text:style-name="P14"><text:span text:style-name="T2">&lt;Cómo se plantean las objeciones procedimentales; dónde se registran; detonante para revisión de este artefacto bajo el Protocolo de Cambios.&gt;</text:span></text:p>
        </text:list-item>
      </text:list>
      <text:p text:style-name="Horizontal_20_Line"/>
      <text:h text:style-name="Heading_20_2" text:outline-level="2"><text:bookmark-start text:name="selección-y-sustitución-del-facilitador"/>Selección y Sustitución del Facilitador<text:bookmark-end text:name="selección-y-sustitución-del-facilitador"/></text:h>
      <text:p text:style-name="First_20_paragraph"><text:span text:style-name="T2">Cláusulas RCOS: </text:span><text:a xlink:type="simple" xlink:href="https://blueprint.ecohubs.community/es/articles/rcos-core/v0-1/layer-4-conflict-repair-accountability#63-safeguards" office:name=""><text:span text:style-name="Definition"><text:span text:style-name="T2">6.3.1</text:span></text:span></text:a><text:span text:style-name="T2">, </text:span><text:a xlink:type="simple" xlink:href="https://blueprint.ecohubs.community/es/articles/rcos-core/v0-1/layer-4-conflict-repair-accountability#63-safeguards" office:name=""><text:span text:style-name="Definition"><text:span text:style-name="T2">6.3.3</text:span></text:span></text:a></text:p>
      <text:p text:style-name="P15"><text:span text:style-name="T1">Justificación — ¿Por qué especificar cómo se elige o sustituye al Facilitador</text:span></text:p>
      <text:p text:style-name="P15">Un facilitador que está implicado en el conflicto — o socialmente alineado con una parte — no puede conducir el proceso de manera justa, sin importar cuán buenas sean sus intenciones. Definir las reglas de selección y sustitución de antemano significa que la parte afectada no tiene que luchar por una audiencia neutral mientras ya está bajo estrés.</text:p>
      <text:p text:style-name="P16"><text:span text:style-name="T1">Instrucciones — Cómo completar esto</text:span></text:p>
      <text:p text:style-name="P16">Indica el rol de facilitador por defecto, la regla cuando el facilitador es parte del conflicto, el derecho a declinar y cualquier disposición para facilitación externa.</text:p>
      <text:list text:style-name="L8">
        <text:list-item>
          <text:p text:style-name="P17"><text:span text:style-name="T2">&lt;Rol de facilitador por defecto según el Registro de Roles.&gt;</text:span></text:p>
        </text:list-item>
        <text:list-item>
          <text:p text:style-name="P17"><text:span text:style-name="T2">&lt;Regla cuando el facilitador es parte — selección de un sustituto neutral.&gt;</text:span></text:p>
        </text:list-item>
        <text:list-item>
          <text:p text:style-name="P17"><text:span text:style-name="T2">&lt;Derecho de cualquiera de las partes a declinar a un facilitador con conflicto de interés declarado.&gt;</text:span></text:p>
        </text:list-item>
        <text:list-item>
          <text:p text:style-name="P17"><text:span text:style-name="T2">&lt;Facilitación externa opcional por acuerdo mutuo.&gt;</text:span></text:p>
        </text:list-item>
      </text:list>
      <text:h text:style-name="Heading_20_2" text:outline-level="2"><text:bookmark-start text:name="privacidad-y-límites-de-acceso-a-la-información"/>Privacidad y Límites de Acceso a la Información<text:bookmark-end text:name="privacidad-y-límites-de-acceso-a-la-información"/></text:h>
      <text:p text:style-name="First_20_paragraph"><text:span text:style-name="T2">Cláusulas RCOS: </text:span><text:a xlink:type="simple" xlink:href="https://blueprint.ecohubs.community/es/articles/rcos-core/v0-1/layer-4-conflict-repair-accountability#65-artifacts" office:name=""><text:span text:style-name="Definition"><text:span text:style-name="T2">6.5.3</text:span></text:span></text:a></text:p>
      <text:p text:style-name="P18"><text:span text:style-name="T1">Justificación — ¿Por qué limitar el flujo de información tan estrictamente</text:span></text:p>
      <text:p text:style-name="P18">Los registros de conflictos contienen el material más sensible que posee la comunidad. Las filtraciones, los rumores o la divulgación casual causan daño de segundo orden y disuaden futuras denuncias. Límites explícitos — qué permanece con las partes, qué llega a los Miembros Plenos y cuándo se destruyen los registros — hacen que la confidencialidad sea exigible en lugar de aspiracional.</text:p>
      <text:p text:style-name="P19"><text:span text:style-name="T1">Instrucciones — Cómo completar esto</text:span></text:p>
      <text:p text:style-name="P19">Indica qué pasos son completamente confidenciales, qué información mínima puede divulgarse en el paso de gobernanza, el período de retención y la obligación de no divulgación.</text:p>
      <text:list text:style-name="L9">
        <text:list-item>
          <text:p text:style-name="P20"><text:span text:style-name="T2">&lt;Pasos 1–4: completamente confidenciales; solo las partes y el Facilitador pueden acceder a los registros.&gt;</text:span></text:p>
        </text:list-item>
        <text:list-item>
          <text:p text:style-name="P20"><text:span text:style-name="T2">&lt;Pasos 5–6: información mínima necesaria divulgada a los Miembros Plenos; las partes son notificadas antes de la divulgación. Definir qué significa </text:span>“<text:span text:style-name="T2">mínimo necesario</text:span>”<text:span text:style-name="T2">.&gt;</text:span></text:p>
        </text:list-item>
        <text:list-item>
          <text:p text:style-name="P20"><text:span text:style-name="T2">&lt;Retención de registros: quién conserva los registros, por cuánto tiempo, y luego se destruyen.&gt;</text:span></text:p>
        </text:list-item>
        <text:list-item>
          <text:p text:style-name="P20"><text:span text:style-name="T2">&lt;No divulgación: ningún participante puede compartir información sobre el proceso fuera de los participantes definidos sin el consentimiento escrito de todas las partes.&gt;</text:span></text:p>
        </text:list-item>
      </text:list>
      <text:h text:style-name="Heading_20_2" text:outline-level="2"><text:bookmark-start text:name="salvaguardas"/>Salvaguardas<text:bookmark-end text:name="salvaguardas"/></text:h>
      <text:p text:style-name="First_20_paragraph"><text:span text:style-name="T2">Cláusulas RCOS: </text:span><text:a xlink:type="simple" xlink:href="https://blueprint.ecohubs.community/es/articles/rcos-core/v0-1/layer-4-conflict-repair-accountability#63-safeguards" office:name=""><text:span text:style-name="Definition"><text:span text:style-name="T2">6.3.1</text:span></text:span></text:a><text:span text:style-name="T2">, </text:span><text:a xlink:type="simple" xlink:href="https://blueprint.ecohubs.community/es/articles/rcos-core/v0-1/layer-4-conflict-repair-accountability#63-safeguards" office:name=""><text:span text:style-name="Definition"><text:span text:style-name="T2">6.3.2</text:span></text:span></text:a><text:span text:style-name="T2">, </text:span><text:a xlink:type="simple" xlink:href="https://blueprint.ecohubs.community/es/articles/rcos-core/v0-1/layer-4-conflict-repair-accountability#63-safeguards" office:name=""><text:span text:style-name="Definition"><text:span text:style-name="T2">6.3.3</text:span></text:span></text:a><text:span text:style-name="T2">, </text:span><text:a xlink:type="simple" xlink:href="https://blueprint.ecohubs.community/es/articles/rcos-core/v0-1/layer-4-conflict-repair-accountability#63-safeguards" office:name=""><text:span text:style-name="Definition"><text:span text:style-name="T2">6.3.4</text:span></text:span></text:a><text:span text:style-name="T2">, </text:span><text:a xlink:type="simple" xlink:href="https://blueprint.ecohubs.community/es/articles/rcos-core/v0-1/layer-4-conflict-repair-accountability#63-safeguards" office:name=""><text:span text:style-name="Definition"><text:span text:style-name="T2">6.3.5</text:span></text:span></text:a></text:p>
      <text:p text:style-name="P21"><text:span text:style-name="T1">Justificación — ¿Por qué existen salvaguardas además de la escalera</text:span></text:p>
      <text:p text:style-name="P21">El proceso por sí solo no protege a la parte con menos poder. Las represalias, las quejas de mala fe, los facilitadores con conflictos de interés y los riesgos de seguridad no revisados pueden neutralizar un procedimiento que de otro modo sería bueno. Las salvaguardas son los mecanismos de respaldo que mantienen la escalera funcional cuando los incentivos empujan en contra de la denuncia honesta.</text:p>
      <text:p text:style-name="P22"><text:span text:style-name="T1">Instrucciones — Cómo completar esto</text:span></text:p>
      <text:p text:style-name="P22">Para cada salvaguarda, establece la regla y la consecuencia cuando se viola. Los casos con diferencial de poder necesitan su propio canal de admisión.</text:p>
      <text:list text:style-name="L10">
        <text:list-item>
          <text:p text:style-name="P23"><text:span text:style-name="T1">Anti-represalias:</text:span> <text:span text:style-name="T2">&lt;las represalias contra un miembro que plantea un conflicto de buena fe son en sí mismas motivo para un proceso de rendición de cuentas.&gt;</text:span></text:p>
        </text:list-item>
        <text:list-item>
          <text:p text:style-name="P23"><text:span text:style-name="T1">Quejas de mala fe:</text:span> <text:span text:style-name="T2">&lt;las quejas deliberadamente falsas pueden desencadenar un proceso de rendición de cuentas contra el denunciante.&gt;</text:span></text:p>
        </text:list-item>
        <text:list-item>
          <text:p text:style-name="P23"><text:span text:style-name="T1">Conflicto de interés del facilitador:</text:span> <text:span text:style-name="T2">&lt;ver Selección y Sustitución del Facilitador.&gt;</text:span></text:p>
        </text:list-item>
        <text:list-item>
          <text:p text:style-name="P23"><text:span text:style-name="T1">Pausa del proceso:</text:span> <text:span text:style-name="T2">&lt;cualquiera de las partes puede pausar una vez por hasta X días mediante aviso escrito.&gt;</text:span></text:p>
        </text:list-item>
        <text:list-item>
          <text:p text:style-name="P23"><text:span text:style-name="T1">Acción inmediata en casos críticos para la seguridad:</text:span> <text:span text:style-name="T2">&lt;el facilitador puede recomendar una restricción temporal de acceso pendiente de revisión; ventana de revisión.&gt;</text:span></text:p>
        </text:list-item>
        <text:list-item>
          <text:p text:style-name="P23"><text:span text:style-name="T1">Diferencial de poder — canal de admisión separado:</text:span> <text:span text:style-name="T2">&lt;cuando existe un diferencial de poder, el miembro afectado puede presentar la admisión directamente a un órgano distinto al Facilitador estándar.&gt;</text:span></text:p>
        </text:list-item>
        <text:list-item>
          <text:p text:style-name="P23"><text:span text:style-name="T1">Suspensión de rol durante la revisión:</text:span> <text:span text:style-name="T2">&lt;los Miembros Plenos pueden suspender temporalmente la autoridad delegada de un titular de rol durante la revisión sin que esto constituya una salida forzada.&gt;</text:span></text:p>
        </text:list-item>
      </text:list>
      <text:p text:style-name="Horizontal_20_Line"/>
      <text:h text:style-name="Heading_20_2" text:outline-level="2"><text:bookmark-start text:name="registro-de-ratificación"/>Registro de Ratificación<text:bookmark-end text:name="registro-de-ratificación"/></text:h>
      <text:list text:style-name="L11">
        <text:list-item>
          <text:p text:style-name="P24"><text:span text:style-name="T1">Adoptado:</text:span> </text:p>
        </text:list-item>
        <text:list-item>
          <text:p text:style-name="P24"><text:span text:style-name="T1">Tipo de decisión:</text:span> Estratégica</text:p>
        </text:list-item>
        <text:list-item>
          <text:p text:style-name="P24"><text:span text:style-name="T1">Versión:</text:span> &lt;versión&gt;</text:p>
        </text:list-item>
        <text:list-item>
          <text:p text:style-name="P24"><text:span text:style-name="T1">Registro de decisión:</text:span> &lt;enlace al registro de decisión&g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0:56:06Z</meta:creation-date>
    <dc:date>2026-04-29T00:56:06Z</dc:date>
    <meta:user-defined meta:name="title-meta" meta:value-type="string">Escalera de Resolución de Conflictos</meta:user-defined>
  </office:meta>
</office:document-meta>
</file>